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5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Maß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4" office:value-type="float" office:value="7240">
            <text:p>7240</text:p>
          </table:table-cell>
          <table:table-cell office:value-type="string">
            <text:p>k/m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7400">
            <text:p>7400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7800">
            <text:p>7800.00</text:p>
          </table:table-cell>
          <table:table-cell office:value-type="string">
            <text:p>g/c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table:formula="of:=[.Q8]+[.Q9]" office:value-type="float" office:value="7">
            <text:p>7</text:p>
          </table:table-cell>
          <table:table-cell table:formula="of:=[.R8]+[.R9]" office:value-type="float" office:value="11">
            <text:p>11</text:p>
          </table:table-cell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4"/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4"/>
          <table:table-cell office:value-type="float" office:value="6">
            <text:p>6</text:p>
          </table:table-cell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number-columns-repeated="3"/>
          <table:table-cell table:formula="of:=[.I20]-[.I21]" office:value-type="float" office:value="773.8">
            <text:p>773.8</text:p>
          </table:table-cell>
          <table:table-cell table:number-columns-repeated="3"/>
          <table:table-cell table:formula="of:=[.M20]-[.M21]" office:value-type="float" office:value="1649.4">
            <text:p>1649.4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konstante</text:p>
          </table:table-cell>
          <table:table-cell table:formula="of:=[.G2]*[.G4]/[.F2]*0.0000866" office:value-type="float" office:value="11.1463822222222">
            <text:p>11.1463822222</text:p>
          </table:table-cell>
          <table:table-cell table:number-columns-repeated="3"/>
          <table:table-cell table:formula="of:=[.K2]*[.K4]/[.J2]*0.0000866" office:value-type="float" office:value="7.28227272727273">
            <text:p>7.2822727273</text:p>
          </table:table-cell>
          <table:table-cell table:number-columns-repeated="3"/>
          <table:table-cell table:formula="of:=[.O2]*[.O4]/[.N2]*0.0000866" office:value-type="float" office:value="6.51065060240964">
            <text:p>6.5106506024</text:p>
          </table:table-cell>
          <table:table-cell table:number-columns-repeated="4"/>
          <table:table-cell office:value-type="float" office:value="12">
            <text:p>12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formula="of:=2*([.E22])/998*[.E25]/1000" office:value-type="float" office:value="0.00276984247606324">
            <text:p>0.0027698425</text:p>
          </table:table-cell>
          <table:table-cell table:formula="of:=2*([.E22])/[.E20]*0.16*[.G4]/[.F2]" office:value-type="float" office:value="11347.4424299878">
            <text:p>11347.4424299878</text:p>
          </table:table-cell>
          <table:table-cell/>
          <table:table-cell office:value-type="string">
            <text:p>magn.Susz</text:p>
          </table:table-cell>
          <table:table-cell table:formula="of:=2*([.I22])/998*[.I25]/1000" office:value-type="float" office:value="0.0112926305337949">
            <text:p>0.0112926305</text:p>
          </table:table-cell>
          <table:table-cell table:formula="of:=2*([.I22])/[.I20]*0.16*[.K4]/[.J2]" office:value-type="float" office:value="46468.2892626905">
            <text:p>46468.2892626905</text:p>
          </table:table-cell>
          <table:table-cell/>
          <table:table-cell office:value-type="string">
            <text:p>magn.Susz</text:p>
          </table:table-cell>
          <table:table-cell table:formula="of:=2*([.M22])/998*[.M25]/1000" office:value-type="float" office:value="0.0215203749571432">
            <text:p>0.021520375</text:p>
          </table:table-cell>
          <table:table-cell table:formula="of:=2*([.M22])/[.M20]*0.16*[.O4]/[.N2]" office:value-type="float" office:value="88384.2368762291">
            <text:p>88384.23687622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fehler:</text:p>
          </table:table-cell>
          <table:table-cell table:formula="of:=2*([.E21]/([.E20]*[.E20]*[.E25])*[.E23]-1/([.E20]*[.E25])*[.E24])" office:value-type="float" office:value="-0.000619819358582508">
            <text:p>-0.0006198194</text:p>
          </table:table-cell>
          <table:table-cell table:number-columns-repeated="3"/>
          <table:table-cell table:formula="of:=2*([.I21]/([.I20]*[.I20]*[.I25])*[.I23]-1/([.I20]*[.I25])*[.I24])" office:value-type="float" office:value="-0.00212346419121119">
            <text:p>-0.0021234642</text:p>
          </table:table-cell>
          <table:table-cell table:number-columns-repeated="3"/>
          <table:table-cell table:formula="of:=2*([.M21]/([.M20]*[.M20]*[.M25])*[.M23]-1/([.M20]*[.M25])*[.M24])" office:value-type="float" office:value="-0.000700062634987408">
            <text:p>-0.000700062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Qreal</text:p>
          </table:table-cell>
          <table:table-cell table:number-columns-repeated="16"/>
        </table:table-row>
        <table:table-row table:style-name="ro2">
          <table:table-cell/>
          <table:table-cell table:formula="of:=[.F2]/([.G2]*[.G4])" office:value-type="float" office:value="0.00000776933701657459">
            <text:p>7.76933701657459E-006</text:p>
          </table:table-cell>
          <table:table-cell table:formula="of:=[.J2]/([.K2]*[.K4])" office:value-type="float" office:value="0.0000118918918918919">
            <text:p>1.18918918918919E-005</text:p>
          </table:table-cell>
          <table:table-cell table:formula="of:=[.N2]/([.O2]*[.O4])" office:value-type="float" office:value="0.0000133012820512821">
            <text:p>1.33012820512821E-005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2"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8"/>
        </table:table-row>
        <table:table-row table:style-name="ro2" table:number-rows-repeated="1048533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20:32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29T20:41:09</dc:date>
    <meta:editing-duration>PT3H15M39S</meta:editing-duration>
    <meta:editing-cycles>6</meta:editing-cycles>
    <meta:generator>LibreOffice/4.0.2.2$Linux_X86_64 LibreOffice_project/400m0$Build-2</meta:generator>
    <meta:document-statistic meta:table-count="1" meta:cell-count="257" meta:object-count="0"/>
  </office:meta>
</office:document-meta>
</file>